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4670" calcext:value-type="float">
            <text:p>14670</text:p>
          </table:table-cell>
          <table:table-cell table:formula="of:=SUM([.F2:.F163])" office:value-type="float" office:value="80" calcext:value-type="float">
            <text:p>80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2134" calcext:value-type="float">
            <text:p>22134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44])" office:value-type="float" office:value="43" calcext:value-type="float">
            <text:p>43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44])" office:value-type="float" office:value="22134" calcext:value-type="float">
            <text:p>22134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1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9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0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1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2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23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24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25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26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27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28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9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30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31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32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33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34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35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36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37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38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9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40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41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42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43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44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9:42:13.0084876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8T19:42:57.604506308</dc:date>
    <meta:editing-duration>PT7H12M10S</meta:editing-duration>
    <meta:editing-cycles>58</meta:editing-cycles>
    <meta:generator>LibreOffice/4.3.3.2$Linux_X86_64 LibreOffice_project/430m0$Build-2</meta:generator>
    <dc:creator>Marcelo Diniz</dc:creator>
    <meta:document-statistic meta:table-count="3" meta:cell-count="17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">
                <text:p>42</text:p>
                <draw:g>
                  <svg:desc>Cálculos.H165:Cálculos.H165 Cálculos.F165:Cálculos.F165</svg:desc>
                </draw:g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4670">
                <text:p>146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